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44e0e" officeooo:paragraph-rsid="00144e0e"/>
    </style:style>
    <style:style style:name="P2" style:family="paragraph" style:parent-style-name="Standard">
      <style:text-properties officeooo:rsid="00144e0e" officeooo:paragraph-rsid="0014893c"/>
    </style:style>
    <style:style style:name="P3" style:family="paragraph" style:parent-style-name="Standard">
      <style:text-properties officeooo:rsid="0014893c" officeooo:paragraph-rsid="0014893c"/>
    </style:style>
    <style:style style:name="P4" style:family="paragraph" style:parent-style-name="Standard">
      <style:paragraph-properties fo:break-before="page"/>
      <style:text-properties officeooo:rsid="00144e0e" officeooo:paragraph-rsid="00144e0e"/>
    </style:style>
    <style:style style:name="P5" style:family="paragraph" style:parent-style-name="Standard">
      <style:paragraph-properties fo:break-before="page"/>
      <style:text-properties officeooo:rsid="00144e0e" officeooo:paragraph-rsid="0014893c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4893c" officeooo:paragraph-rsid="0014893c"/>
    </style:style>
    <style:style style:name="T1" style:family="text">
      <style:text-properties officeooo:rsid="001489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/>
      <text:h text:style-name="Heading_20_1" text:outline-level="1">WHAT IS THE PACKAGE NAME THAT CONTAIN A SPECIFIC COMMAND</text:h>
      <text:p text:style-name="P1"/>
      <text:p text:style-name="P1">----- IF PACKAGE IS INSTALL</text:p>
      <text:p text:style-name="P1"><text:s text:c="2"/>$ type who</text:p>
      <text:p text:style-name="P1"><text:s text:c="2"/>who is /usr/bin/who</text:p>
      <text:p text:style-name="P1"><text:s text:c="2"/>$ dpkg -S /usr/bin/who</text:p>
      <text:p text:style-name="P1"><text:s text:c="2"/>coreutils: /usr/bin/who</text:p>
      <text:p text:style-name="P1"/>
      <text:p text:style-name="P1"/>
      <text:p text:style-name="P1">----- IF PACKAGE IS NOT INSTALL</text:p>
      <text:p text:style-name="P1">root@raspi3w:~# type mail</text:p>
      <text:p text:style-name="P1">-bash: type: mail: not found</text:p>
      <text:p text:style-name="P1">root@raspi3w:~# <text:s/>dpkg -S /usr/bin/mail</text:p>
      <text:p text:style-name="P1">dpkg-query: no path found matching pattern /usr/bin/mail</text:p>
      <text:p text:style-name="P1">root@raspi3w:~# </text:p>
      <text:p text:style-name="P1"/>
      <text:p text:style-name="P1">----- YOU CAN GO ON ANOTHER SYSTEM TO IDENTIFY WHERE THE COMMAND IS LOCATED</text:p>
      <text:p text:style-name="P1">root@raspberrypi:~# type mail</text:p>
      <text:p text:style-name="P1">mail is hashed (/usr/bin/mail)</text:p>
      <text:p text:style-name="P1"/>
      <text:p text:style-name="P1">root@raspberrypi:~# ls -l /usr/bin/mail</text:p>
      <text:p text:style-name="P1">lrwxrwxrwx 1 root root 22 Dec 19 08:10 /usr/bin/mail -&gt; /etc/alternatives/mail</text:p>
      <text:p text:style-name="P1"/>
      <text:p text:style-name="P1">root@raspberrypi:~# ls -l /etc/alternatives/mail</text:p>
      <text:p text:style-name="P1">lrwxrwxrwx 1 root root 23 Dec 19 08:10 /etc/alternatives/mail -&gt; /usr/bin/mail.mailutils</text:p>
      <text:p text:style-name="P1"/>
      <text:p text:style-name="P1">root@raspberrypi:~# dpkg -S /usr/bin/mail.mailutils</text:p>
      <text:p text:style-name="P1">mailutils: /usr/bin/mail.mailutils</text:p>
      <text:p text:style-name="P1"/>
      <text:p text:style-name="P1"/>
      <text:p text:style-name="P1">----- IF YOU DON'T HAVE ANOTHER SYSTEM TO HAVE THE COMMAND LOCATION</text:p>
      <text:p text:style-name="P1">root@raspi3w:~# apt-file search mail</text:p>
      <text:p text:style-name="P1">The program 'apt-file' is currently not installed. You can install it by typing:</text:p>
      <text:p text:style-name="P1">apt-get install apt-file</text:p>
      <text:p text:style-name="P1"/>
      <text:p text:style-name="P1">root@raspi3w:~# apt-get install apt-file</text:p>
      <text:p text:style-name="P1">Reading package lists... Done</text:p>
      <text:p text:style-name="P1">Building dependency tree <text:s text:c="6"/></text:p>
      <text:p text:style-name="P1">Reading state information... Done</text:p>
      <text:p text:style-name="P1">Setting up libregexp-assemble-perl (0.35-8) ...</text:p>
      <text:p text:style-name="P1">Setting up apt-file (2.5.4ubuntu1) ...</text:p>
      <text:p text:style-name="P1">The system-wide cache is empty. You may want to run 'apt-file update'</text:p>
      <text:p text:style-name="P1">as root to update the cache. You can also run 'apt-file update' as</text:p>
      <text:p text:style-name="P1"><text:soft-page-break/>normal user to use a cache in the user's home directory.</text:p>
      <text:p text:style-name="P1">root@raspi3w:~# </text:p>
      <text:p text:style-name="P1"/>
      <text:p text:style-name="P1">root@raspi3w:~# apt-file search mail</text:p>
      <text:p text:style-name="P1">E: The cache is empty. You need to run 'apt-file update' first.</text:p>
      <text:p text:style-name="P1"/>
      <text:p text:style-name="P1">root@raspi3w:~# apt-file update</text:p>
      <text:p text:style-name="P1">Downloading complete file http://ports.ubuntu.com/dists/wily/Contents-armhf.gz</text:p>
      <text:p text:style-name="P1"><text:s text:c="2"/>% Total <text:s text:c="3"/>% Received % Xferd <text:s/>Average Speed <text:s text:c="2"/>Time <text:s text:c="3"/>Time <text:s text:c="4"/>Time <text:s/>Current</text:p>
      <text:p text:style-name="P1"><text:s text:c="33"/>Dload <text:s/>Upload <text:s text:c="2"/>Total <text:s text:c="2"/>Spent <text:s text:c="3"/>Left <text:s/>Speed</text:p>
      <text:p text:style-name="P1">100 31.0M <text:s/>100 31.0M <text:s text:c="3"/>0 <text:s text:c="4"/>0 <text:s text:c="2"/>442k <text:s text:c="5"/>0 <text:s/>0:01:11 <text:s/>0:01:11 --:--:-- <text:s/>901k</text:p>
      <text:p text:style-name="P1">Downloading complete file http://ports.ubuntu.com/ubuntu-ports/dists/wily-security/Contents-armhf.gz</text:p>
      <text:p text:style-name="P1"><text:s text:c="2"/>% Total <text:s text:c="3"/>% Received % Xferd <text:s/>Average Speed <text:s text:c="2"/>Time <text:s text:c="3"/>Time <text:s text:c="4"/>Time <text:s/>Current</text:p>
      <text:p text:style-name="P1"><text:s text:c="33"/>Dload <text:s/>Upload <text:s text:c="2"/>Total <text:s text:c="2"/>Spent <text:s text:c="3"/>Left <text:s/>Speed</text:p>
      <text:p text:style-name="P1">100 2269k <text:s/>100 2269k <text:s text:c="3"/>0 <text:s text:c="4"/>0 <text:s text:c="2"/>334k <text:s text:c="5"/>0 <text:s/>0:00:06 <text:s/>0:00:06 --:--:-- <text:s/>417k</text:p>
      <text:p text:style-name="P1">Ignoring source without Contents File:</text:p>
      <text:p text:style-name="P1"><text:s text:c="2"/>http://ppa.launchpad.net/flexiondotorg/minecraft/ubuntu/dists/wily/Contents-armhf.gz</text:p>
      <text:p text:style-name="P1"><text:s text:c="2"/>http://ppa.launchpad.net/ubuntu-pi-flavour-makers/ppa/ubuntu/dists/wily/Contents-armhf.gz</text:p>
      <text:p text:style-name="P1">root@raspi3w:~# </text:p>
      <text:p text:style-name="P1"/>
      <text:p text:style-name="P1">root@raspi3w:~# apt-file search mail | grep "mail$" | wc -l </text:p>
      <text:p text:style-name="P1">912</text:p>
      <text:p text:style-name="P1">root@raspi3w:~#</text:p>
      <text:p text:style-name="P1"/>
      <text:p text:style-name="P1">root@raspi3w:~# apt-file search "/usr/bin/mail.mailutils" </text:p>
      <text:p text:style-name="P1">mailutils: /usr/bin/mail.mailutils</text:p>
      <text:p text:style-name="P1">root@raspi3w:~# </text:p>
      <text:p text:style-name="P1"/>
      <text:p text:style-name="P1">----------------------------------------------------------------------------------------------------</text:p>
      <text:p text:style-name="P1">List all packages installed</text:p>
      <text:p text:style-name="P1"/>
      <text:p text:style-name="P1"># dpkg --list | grep cfg2html</text:p>
      <text:p text:style-name="P1">ii <text:s/>cfg2html-linux <text:s text:c="23"/>2.54-1 <text:s text:c="36"/>all <text:s text:c="9"/>Collects Linux system configuration into a HTML and text file.</text:p>
      <text:p text:style-name="P1"># </text:p>
      <text:p text:style-name="P1"/>
      <text:p text:style-name="P1"/>
      <text:p text:style-name="P1">----------------------------------------------------------------------------------------------------</text:p>
      <text:p text:style-name="P1">Remove a Package</text:p>
      <text:p text:style-name="P1"/>
      <text:p text:style-name="P1"># apt-get remove cfg2html-linux</text:p>
      <text:p text:style-name="P1">Reading package lists... Done</text:p>
      <text:p text:style-name="P1">Building dependency tree <text:s text:c="6"/></text:p>
      <text:p text:style-name="P1">Reading state information... Done</text:p>
      <text:p text:style-name="P1">The following packages were automatically installed and are no longer required:</text:p>
      <text:p text:style-name="P1"><text:s text:c="2"/>apt-clone archdetect-deb dpkg-repack gir1.2-json-1.0 gir1.2-timezonemap-1.0 gir1.2-xkl-1.0 libdebian-installer4</text:p>
      <text:p text:style-name="P1"><text:s text:c="2"/>libparted-fs-resize0 libtimezonemap-data libtimezonemap1 os-prober python3-icu python3-pam rdate</text:p>
      <text:p text:style-name="P1">Use 'apt-get autoremove' to remove them.</text:p>
      <text:p text:style-name="P1"><text:soft-page-break/>The following packages will be REMOVED:</text:p>
      <text:p text:style-name="P1"><text:s text:c="2"/>cfg2html-linux</text:p>
      <text:p text:style-name="P1">0 upgraded, 0 newly installed, 1 to remove and 0 not upgraded.</text:p>
      <text:p text:style-name="P1">After this operation, 385 kB disk space will be freed.</text:p>
      <text:p text:style-name="P1">Do you want to continue? [Y/n] y</text:p>
      <text:p text:style-name="P1">(Reading database ... 166947 files and directories currently installed.)</text:p>
      <text:p text:style-name="P1">Removing cfg2html-linux (2.54-1) ...</text:p>
      <text:p text:style-name="P1">Processing triggers for man-db (2.7.4-1) ...</text:p>
      <text:p text:style-name="P1"># </text:p>
      <text:p text:style-name="P1">If you even want to remove configuration file</text:p>
      <text:p text:style-name="P1"># apt-get --purge remove octave3.2</text:p>
      <text:p text:style-name="P1"/>
      <text:p text:style-name="P2"/>
      <text:p text:style-name="P5">----------------------------------------------------------------------------------------------------</text:p>
      <text:p text:style-name="P3">List packages by installation date</text:p>
      <text:p text:style-name="P3"/>
      <text:p text:style-name="P3">root@raspi3w:~# tail -10 /var/log/dpkg.log</text:p>
      <text:p text:style-name="P3">2016-01-18 06:25:07 trigproc libc-bin:armhf 2.21-0ubuntu4 &lt;none&gt;</text:p>
      <text:p text:style-name="P3">2016-01-18 06:25:07 status half-configured libc-bin:armhf 2.21-0ubuntu4</text:p>
      <text:p text:style-name="P3">2016-01-18 06:25:07 status installed libc-bin:armhf 2.21-0ubuntu4</text:p>
      <text:p text:style-name="P3">2016-01-18 06:25:07 trigproc ureadahead:armhf 0.100.0-19 &lt;none&gt;</text:p>
      <text:p text:style-name="P3">2016-01-18 06:25:07 status half-configured ureadahead:armhf 0.100.0-19</text:p>
      <text:p text:style-name="P3">2016-01-18 06:25:08 status installed ureadahead:armhf 0.100.0-19</text:p>
      <text:p text:style-name="P3">2016-01-18 06:25:08 trigproc systemd:armhf 225-1ubuntu9 &lt;none&gt;</text:p>
      <text:p text:style-name="P3">2016-01-18 06:25:08 status half-configured systemd:armhf 225-1ubuntu9</text:p>
      <text:p text:style-name="P3">2016-01-18 06:25:09 status installed systemd:armhf 225-1ubuntu9</text:p>
      <text:p text:style-name="P3">2016-01-18 06:25:10 startup packages configure</text:p>
      <text:p text:style-name="P3">root@raspi3w:~# </text:p>
      <text:p text:style-name="P1"/>
      <text:p text:style-name="P1">----------------------------------------------------------------------------------------------------</text:p>
      <text:p text:style-name="P2"><text:span text:style-name="T1">root@raspi3w:~# <text:s/>tail -10 /var/log/apt/history.log</text:span></text:p>
      <text:p text:style-name="P2"><text:span text:style-name="T1">Start-Date: 2016-01-17 <text:s/>21:51:44</text:span></text:p>
      <text:p text:style-name="P2"><text:span text:style-name="T1">Commandline: apt-get install mailman</text:span></text:p>
      <text:p text:style-name="P2"><text:span text:style-name="T1">Install: libaprutil1-dbd-sqlite3:armhf (1.5.4-1, automatic), apache2-bin:armhf (2.4.12-2ubuntu2, automatic), postfix:armhf (2.11.3-1ubuntu2, automatic), liblua5.1-0:armhf (5.1.5-8, automatic), libapr1:armhf (1.5.2-3, automatic), libaprutil1:armhf (1.5.4-1, automatic), mailman:armhf (2.1.20-1), apache2-utils:armhf (2.4.12-2ubuntu2, automatic), apache2-data:armhf (2.4.12-2ubuntu2, automatic), python-dnspython:armhf (1.12.0-1, automatic), apache2:armhf (2.4.12-2ubuntu2, automatic), libaprutil1-ldap:armhf (1.5.4-1, automatic)</text:span></text:p>
      <text:p text:style-name="P2"><text:span text:style-name="T1">Error: Sub-process /usr/bin/dpkg returned an error code (1)</text:span></text:p>
      <text:p text:style-name="P2"><text:span text:style-name="T1">End-Date: 2016-01-17 <text:s/>21:52:29</text:span></text:p>
      <text:p text:style-name="P2"><text:span text:style-name="T1"></text:span></text:p>
      <text:p text:style-name="P2"><text:span text:style-name="T1">Start-Date: 2016-01-18 <text:s/>06:24:17</text:span></text:p>
      <text:p text:style-name="P2"><text:span text:style-name="T1">Commandline: apt-get install mailutils</text:span></text:p>
      <text:p text:style-name="P2"><text:span text:style-name="T1">Install: mailutils:armhf (2.99.98-2build2), libkyotocabinet16v5:armhf (1.2.76-4.1, automatic), libmailutils4:armhf (2.99.98-2build2, automatic), libntlm0:armhf (1.4-7, automatic), mailutils-common:armhf (2.99.98-2build2, automatic), guile-2.0-libs:armhf (2.0.11+1-9ubuntu1, automatic), libgsasl7:armhf (1.8.0-8ubuntu1, automatic), mysql-common:armhf (5.6.27-0ubuntu1, automatic), libmysqlclient18:armhf (5.6.27-0ubuntu1, automatic), libgc1c2:armhf (7.2d-6.4, automatic)</text:span></text:p>
      <text:p text:style-name="P2"><text:span text:style-name="T1">End-Date: 2016-01-18 <text:s/>06:25:10</text:span></text:p>
      <text:p text:style-name="P2"><text:span text:style-name="T1">root@raspi3w:~# </text:span></text:p>
      <text:p text:style-name="P2"/>
      <text:p text:style-name="P2"/>
      <text:p text:style-name="P5"/>
      <text:p text:style-name="P2">----------------------------------------------------------------------------------------------------</text:p>
      <text:p text:style-name="P1">----------------------------------------------------------------------------------------------------</text:p>
      <text:p text:style-name="P1">----------------------------------------------------------------------------------------------------</text:p>
      <text:p text:style-name="P1">----------------------------------------------------------------------------------------------------</text:p>
      <text:p text:style-name="P1">----------------------------------------------------------------------------------------------------</text:p>
      <text:p text:style-name="P1">----------------------------------------------------------------------------------------------------</text:p>
      <text:p text:style-name="P1">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ques Duplessis</meta:initial-creator>
    <meta:creation-date>2016-01-18T06:22:11.245757589</meta:creation-date>
    <dc:date>2016-01-18T07:07:28.508348107</dc:date>
    <dc:creator>Jacques Duplessis</dc:creator>
    <meta:editing-duration>PT12M43S</meta:editing-duration>
    <meta:editing-cycles>2</meta:editing-cycles>
    <meta:generator>LibreOffice/4.2.8.2$Linux_x86 LibreOffice_project/420$Build-2</meta:generator>
    <meta:document-statistic meta:table-count="0" meta:image-count="0" meta:object-count="0" meta:page-count="6" meta:paragraph-count="116" meta:word-count="646" meta:character-count="6951" meta:non-whitespace-character-count="6134"/>
  </office:meta>
</office:document-meta>
</file>